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Standard">
      <style:text-properties officeooo:paragraph-rsid="000e0e8d"/>
    </style:style>
    <style:style style:name="P28" style:family="paragraph" style:parent-style-name="Table_20_Contents">
      <style:text-properties officeooo:rsid="000e0e8d" officeooo:paragraph-rsid="000e0e8d"/>
    </style:style>
    <style:style style:name="P29" style:family="paragraph" style:parent-style-name="Table_20_Contents" style:list-style-name="L1">
      <style:text-properties officeooo:rsid="000e0e8d" officeooo:paragraph-rsid="000e0e8d"/>
    </style:style>
    <style:style style:name="P30" style:family="paragraph" style:parent-style-name="Table_20_Contents">
      <style:text-properties fo:font-weight="bold" officeooo:rsid="000f67fd" officeooo:paragraph-rsid="00117158" style:font-weight-asian="bold" style:font-weight-complex="bold"/>
    </style:style>
    <style:style style:name="P31" style:family="paragraph" style:parent-style-name="Header">
      <style:paragraph-properties fo:text-align="center" style:justify-single-word="false" style:snap-to-layout-grid="false"/>
      <style:text-properties style:use-window-font-color="true" style:font-name="Arial" fo:font-size="15pt" fo:font-weight="bold" officeooo:paragraph-rsid="003fc5e7" style:font-name-asian="Helvetica-Bold" style:font-size-asian="15pt" style:font-weight-asian="bold" style:font-name-complex="Helvetica-Bold" style:font-size-complex="15pt" style:font-weight-complex="bold"/>
    </style:style>
    <style:style style:name="P32" style:family="paragraph" style:parent-style-name="Heading_20_1" style:master-page-name="First_20_Page">
      <style:paragraph-properties style:page-number="auto"/>
      <style:text-properties officeooo:paragraph-rsid="0019ccc2"/>
    </style:style>
    <style:style style:name="P33" style:family="paragraph" style:parent-style-name="Heading_20_1">
      <style:paragraph-properties fo:break-before="page"/>
      <style:text-properties fo:font-size="13pt" style:font-size-asian="13pt" style:font-size-complex="13pt"/>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fo:font-weight="normal" officeooo:rsid="00129342" style:font-name-asian="ArialMT" style:font-size-asian="12pt" style:font-weight-asian="normal" style:font-name-complex="ArialMT" style:font-size-complex="12pt" style:font-weight-complex="normal"/>
    </style:style>
    <style:style style:name="T5" style:family="text">
      <style:text-properties style:use-window-font-color="true" style:font-name="Times New Roman" fo:font-size="12pt" fo:font-weight="normal" officeooo:rsid="0010740c" style:font-name-asian="ArialMT" style:font-size-asian="12pt" style:font-weight-asian="normal" style:font-name-complex="ArialMT" style:font-size-complex="12pt" style:font-weight-complex="normal"/>
    </style:style>
    <style:style style:name="T6" style:family="text">
      <style:text-properties style:use-window-font-color="true" style:font-name="Times New Roman" fo:font-size="12pt" style:font-name-asian="ArialMT" style:font-size-asian="12pt" style:font-name-complex="ArialMT" style:font-size-complex="12pt"/>
    </style:style>
    <style:style style:name="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10" style:family="text">
      <style:text-properties style:use-window-font-color="true" fo:font-weight="bold" style:font-name-asian="Helvetica-Bold" style:font-weight-asian="bold" style:font-name-complex="Helvetica-Bold" style:font-weight-complex="bold"/>
    </style:style>
    <style:style style:name="T11" style:family="text">
      <style:text-properties style:use-window-font-color="true" fo:font-weight="bold" officeooo:rsid="001bc2d2" style:font-name-asian="Helvetica-Bold" style:font-weight-asian="bold" style:font-name-complex="Helvetica-Bold" style:font-weight-complex="bold"/>
    </style:style>
    <style:style style:name="T12" style:family="text">
      <style:text-properties style:use-window-font-color="true" fo:font-weight="bold" officeooo:rsid="003a1735" style:font-name-asian="Helvetica-Bold" style:font-weight-asian="bold" style:font-name-complex="Helvetica-Bold" style:font-weight-complex="bold"/>
    </style:style>
    <style:style style:name="T13" style:family="text">
      <style:text-properties style:use-window-font-color="true" fo:font-weight="bold" officeooo:rsid="003fc5e7" style:font-name-asian="Helvetica-Bold" style:font-weight-asian="bold" style:font-name-complex="Helvetica-Bold" style:font-weight-complex="bold"/>
    </style:style>
    <style:style style:name="T14" style:family="text">
      <style:text-properties style:use-window-font-color="true" fo:font-weight="normal" style:font-name-asian="Helvetica" style:font-weight-asian="normal" style:font-name-complex="Helvetica" style:font-weight-complex="normal"/>
    </style:style>
    <style:style style:name="T15" style:family="text">
      <style:text-properties fo:font-size="8pt" style:font-size-asian="8pt"/>
    </style:style>
    <style:style style:name="T16" style:family="text">
      <style:text-properties fo:font-size="8pt" style:font-size-asian="8pt" style:font-size-complex="8pt"/>
    </style:style>
    <style:style style:name="T17" style:family="text">
      <style:text-properties fo:font-size="14pt" style:font-size-asian="14pt" style:font-size-complex="14pt"/>
    </style:style>
    <style:style style:name="T18" style:family="text">
      <style:text-properties fo:font-size="15pt" style:font-name-asian="Helvetica-Bold" style:font-size-asian="15pt" style:font-name-complex="Helvetica-Bold" style:font-size-complex="15pt"/>
    </style:style>
    <style:style style:name="T19" style:family="text">
      <style:text-properties style:text-position="super 58%" fo:font-size="15pt" officeooo:rsid="002acf21" style:font-size-asian="15pt" style:font-size-complex="15pt"/>
    </style:style>
    <style:style style:name="T20" style:family="text">
      <style:text-properties style:text-position="super 58%"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officeooo:rsid="0019ccc2"/>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officeooo:rsid="0030a31b"/>
    </style:style>
    <style:style style:name="T27" style:family="text">
      <style:text-properties officeooo:rsid="00378b8e"/>
    </style:style>
    <style:style style:name="T28"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9"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2" text:outline-level="1">Adopted as a NMRA <text:span text:style-name="T23">Technical Note</text:span></text:h>
      </text:section>
      <text:p text:style-name="Standard">The OpenLCB Standard document appended to this cover sheet has been formally adopted as a NMRA Standard by the NMRA Board of Directors on the date shown in the <text:span text:style-name="T22">Adopted</text:span> column in the <text:span text:style-name="T21">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28">Initial version submitted for public comment</text:p>
          </table:table-cell>
        </table:table-row>
        <table:table-row>
          <table:table-cell table:style-name="Table2.A2" office:value-type="string">
            <text:p text:style-name="P27"><text:span text:style-name="Page_20_Number"><text:span text:style-name="T4">Feb 6, 201</text:span></text:span><text:span text:style-name="Page_20_Number"><text:span text:style-name="T5">6</text:span></text:span></text:p>
          </table:table-cell>
          <table:table-cell table:style-name="Table2.A2" office:value-type="string">
            <text:p text:style-name="P30"><text:span text:style-name="Page_20_Number"><text:span text:style-name="T6">Feb 20, 2016</text:span></text:span></text:p>
          </table:table-cell>
          <table:table-cell table:style-name="Table2.C2" office:value-type="string">
            <text:p text:style-name="P28">Minor grammatical corrections and readability improvements as well as the following specific changes:</text:p>
            <text:list xml:id="list8767077129690253114" text:style-name="L1">
              <text:list-item>
                <text:p text:style-name="P29">Corrected inverted logic of <text:span text:style-name="T25">Bit 13 Special</text:span> in <text:span text:style-name="T25">2.3.1.1.1 MTI Bit-Fields</text:span> section</text:p>
              </text:list-item>
              <text:list-item>
                <text:p text:style-name="P29">Added discussion about removal of Message Size limits to <text:span text:style-name="T25">2.3.1.2 Message Content</text:span> section</text:p>
              </text:list-item>
              <text:list-item>
                <text:p text:style-name="P29">Added section <text:span text:style-name="T25">2.7.3.4.4 Example: Node obtaining local Alias from full Node ID</text:span></text:p>
              </text:list-item>
            </text:list>
          </table:table-cell>
        </table:table-row>
        <table:table-row>
          <table:table-cell table:style-name="Table2.A2" office:value-type="string">
            <text:p text:style-name="P15"><text:span text:style-name="T27">Apr</text:span> <text:span text:style-name="T27">25</text:span>, 202<text:span text:style-name="T27">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8">®</text:span><text:span text:style-name="T29"> symbol</text:span></text:p>
            <text:p text:style-name="P18">Changed “Layout Command Control” to have the <text:span text:style-name="T20">TM</text:span> symbol</text:p>
            <text:p text:style-name="P19">Added <text:span text:style-name="T27">the </text:span>NMRA Legal Disclaimer <text:span text:style-name="T27">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33" text:outline-level="1">Important Notices and Disclaimers Concerning NMRA Standards Documents</text:h>
      <text:section text:style-name="Sect2" text:name="Section1">
        <text:p text:style-name="P23">The <text:span text:style-name="T2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4">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fc5e7"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fo:font-weight="bold" officeooo:rsid="001bc2d2" style:font-name-asian="Helvetica-Bold" style:font-weight-asian="bold" style:font-name-complex="Helvetica-Bold" style:font-weight-complex="bold"/>
    </style:style>
    <style:style style:name="MT10" style:family="text">
      <style:text-properties style:use-window-font-color="true" fo:font-weight="bold" style:font-name-asian="Helvetica-Bold" style:font-weight-asian="bold" style:font-name-complex="Helvetica-Bold" style:font-weight-complex="bold"/>
    </style:style>
    <style:style style:name="MT11" style:family="text">
      <style:text-properties style:use-window-font-color="true" fo:font-weight="bold" officeooo:rsid="003fc5e7"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Message Network</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Apr</text:span></text:span><text:span text:style-name="Page_20_Number"><text:span text:style-name="MT7"> </text:span></text:span><text:span text:style-name="Page_20_Number"><text:span text:style-name="MT6">25</text:span></text:span><text:span text:style-name="Page_20_Number"><text:span text:style-name="MT7">, 20</text:span></text:span><text:span text:style-name="Page_20_Number"><text:span text:style-name="MT8">2</text:span></text:span><text:span text:style-name="Page_20_Number"><text:span text:style-name="MT6">1</text:span></text:span></text:p>
            </table:table-cell>
            <table:table-cell table:style-name="Table1.C1" office:value-type="string">
              <text:p text:style-name="MP10"><text:span text:style-name="MT9">TN-</text:span><text:span text:style-name="MT10">9.7.</text:span><text:span text:style-name="MT11">3</text:span><text:span text:style-name="MT12"> </text:span></text:p>
            </table:table-cell>
          </table:table-row>
        </table:table>
        <text:p text:style-name="Header"/>
      </style:header>
      <style:footer>
        <text:p text:style-name="MP11"><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8M11S</meta:editing-duration>
    <meta:generator>LibreOffice/5.2.3.3$MacOSX_X86_64 LibreOffice_project/d54a8868f08a7b39642414cf2c8ef2f228f780cf</meta:generator>
    <dc:date>2021-04-26T12:24:40.711774934</dc:date>
    <meta:printed-by>Bob Jacobsen</meta:printed-by>
    <meta:print-date>2010-09-15T08:46:04</meta:print-date>
    <meta:document-statistic meta:table-count="2" meta:image-count="1" meta:object-count="0" meta:page-count="2" meta:paragraph-count="45" meta:word-count="1242" meta:character-count="8360" meta:non-whitespace-character-count="7140"/>
  </office:meta>
</office:document-meta>
</file>